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TreeModelDefinitionBuild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TreeModelDefinitionBuilder.build( Element treeModelEle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avaTreeModelDefinitionBuilder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